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solid" draw:fill-color="#ffffff"/>
      <style:paragraph-properties fo:margin-top="0cm" fo:margin-bottom="0cm" style:contextual-spacing="false" fo:line-height="100%" fo:text-align="center" style:justify-single-word="false" fo:orphans="0" fo:widows="0" fo:text-indent="1.501cm" style:auto-text-indent="false" style:page-number="auto" fo:background-color="#ffffff"/>
      <style:text-properties officeooo:paragraph-rsid="001cca21"/>
    </style:style>
    <style:style style:name="P2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orphans="0" fo:widows="0" fo:text-indent="1.501cm" style:auto-text-indent="false" fo:background-color="#ffffff"/>
      <style:text-properties officeooo:paragraph-rsid="001cca21"/>
    </style:style>
    <style:style style:name="P3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end" style:justify-single-word="false" fo:orphans="0" fo:widows="0" fo:text-indent="1.501cm" style:auto-text-indent="false" fo:background-color="#ffffff"/>
      <style:text-properties officeooo:paragraph-rsid="001cca21"/>
    </style:style>
    <style:style style:name="P4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end" style:justify-single-word="false" fo:orphans="0" fo:widows="0" fo:text-indent="1.501cm" style:auto-text-indent="false" fo:background-color="#ffffff"/>
      <style:text-properties style:font-name="Times New Roman1" fo:font-size="14pt" officeooo:paragraph-rsid="001cca21" style:font-name-asian="Times New Roman2" style:font-size-asian="14pt" style:language-asian="ru" style:country-asian="RU" style:font-size-complex="14pt"/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end" style:justify-single-word="false" fo:orphans="0" fo:widows="0" fo:background-color="#ffffff"/>
      <style:text-properties officeooo:paragraph-rsid="001cca21"/>
    </style:style>
    <style:style style:name="P6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orphans="0" fo:widows="0" fo:background-color="#ffffff"/>
      <style:text-properties officeooo:paragraph-rsid="001cca21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end" style:justify-single-word="false" fo:orphans="0" fo:widows="0" fo:text-indent="0.101cm" style:auto-text-indent="false" fo:background-color="#ffffff"/>
      <style:text-properties style:font-name="Times New Roman1" fo:font-size="14pt" officeooo:paragraph-rsid="001cca21" style:font-name-asian="Times New Roman2" style:font-size-asian="14pt" style:language-asian="ru" style:country-asian="RU" style:font-size-complex="14pt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orphans="0" fo:widows="0" fo:text-indent="1.501cm" style:auto-text-indent="false" fo:background-color="#ffffff"/>
      <style:text-properties style:font-name="Times New Roman1" fo:font-size="14pt" officeooo:paragraph-rsid="001cca21" style:font-name-asian="Times New Roman2" style:font-size-asian="14pt" style:language-asian="ru" style:country-asian="RU" style:font-size-complex="14pt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orphans="0" fo:widows="0" fo:text-indent="1.501cm" style:auto-text-indent="false" fo:background-color="#ffffff"/>
      <style:text-properties style:font-name="Times New Roman1" fo:font-size="14pt" fo:font-weight="bold" officeooo:paragraph-rsid="001cca21" style:font-name-asian="Times New Roman2" style:font-size-asian="14pt" style:language-asian="ru" style:country-asian="RU" style:font-weight-asian="bold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1cca21"/>
    </style:style>
    <style:style style:name="P11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Times New Roman1" fo:font-size="14pt" officeooo:paragraph-rsid="001cca21" style:font-name-asian="Times New Roman2" style:font-size-asian="14pt" style:language-asian="ru" style:country-asian="RU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1cca21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Times New Roman1" fo:font-size="14pt" officeooo:paragraph-rsid="001cca21" style:font-name-asian="Times New Roman2" style:font-size-asian="14pt" style:language-asian="ru" style:country-asian="RU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officeooo:paragraph-rsid="001cca21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1cca21"/>
    </style:style>
    <style:style style:name="P1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1" fo:font-size="14pt" officeooo:paragraph-rsid="001cca21" style:font-name-asian="Times New Roman2" style:font-size-asian="14pt" style:language-asian="ru" style:country-asian="RU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1" fo:font-size="14pt" officeooo:paragraph-rsid="001cca21" style:font-name-asian="Times New Roman2" style:font-size-asian="14pt" style:language-asian="ru" style:country-asian="RU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text-indent="1.609cm" style:auto-text-indent="false"/>
      <style:text-properties style:font-name="Times New Roman1" fo:font-size="14pt" fo:font-weight="bold" officeooo:paragraph-rsid="001cca21" style:font-name-asian="Times New Roman2" style:font-size-asian="14pt" style:language-asian="ru" style:country-asian="RU" style:font-weight-asian="bold" style:font-size-complex="12pt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0" style:family="paragraph" style:parent-style-name="Title">
      <style:text-properties fo:color="#ffa6a6" loext:opacity="100%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center" style:justify-single-word="false" fo:text-indent="1.3cm" style:auto-text-indent="false" fo:background-color="transparent"/>
      <style:text-properties style:font-name="Times New Roman" fo:font-weight="bold" style:font-weight-asian="bold" style:font-weight-complex="bold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fo:background-color="transparent"/>
      <style:text-properties fo:font-size="14pt" style:font-size-asian="14pt" style:font-size-complex="14pt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fo:background-color="transparent" style:writing-mode="lr-tb"/>
      <style:text-properties style:font-name="Times New Roman" fo:font-size="14pt" style:font-size-asian="14pt" style:font-size-complex="14pt"/>
    </style:style>
    <style:style style:name="P24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47cm" style:contextual-spacing="false" fo:line-height="150%" fo:text-indent="1.199cm" style:auto-text-indent="false" style:page-number="auto" fo:background-color="transparent" style:writing-mode="lr-tb"/>
      <style:text-properties style:font-name="Times New Roman" fo:font-size="14pt" style:font-size-asian="14pt" style:font-size-complex="14pt"/>
    </style:style>
    <style:style style:name="P25" style:family="paragraph" style:parent-style-name="Text_20_body" style:list-style-name="L1">
      <loext:graphic-properties draw:fill="none"/>
      <style:paragraph-properties fo:margin-left="0cm" fo:margin-right="0cm" fo:margin-top="0cm" fo:margin-bottom="0.247cm" style:contextual-spacing="false" fo:line-height="150%" fo:text-indent="1.199cm" style:auto-text-indent="false" fo:background-color="transparent" style:writing-mode="lr-tb"/>
      <style:text-properties style:font-name="Times New Roman" fo:font-size="14pt" style:font-size-asian="14pt" style:font-size-complex="14pt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fo:background-color="transparent"/>
      <style:text-properties style:font-name="Times New Roman" fo:font-size="14pt" fo:font-weight="bold" officeooo:rsid="001b13e8" officeooo:paragraph-rsid="001b13e8" style:font-size-asian="14pt" style:font-weight-asian="bold" style:font-size-complex="14pt" style:font-weight-complex="bold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fo:background-color="transparent"/>
      <style:text-properties style:font-name="Times New Roman" fo:font-size="14pt" officeooo:rsid="001b13e8" officeooo:paragraph-rsid="001b13e8" style:font-size-asian="14pt" style:font-size-complex="14pt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fo:background-color="transparent"/>
      <style:text-properties style:font-name="Times New Roman" fo:font-weight="bold" officeooo:rsid="001b13e8" officeooo:paragraph-rsid="001b13e8" style:font-weight-asian="bold" style:font-weight-complex="bold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indent="0cm" style:auto-text-indent="false" fo:background-color="transparent"/>
      <style:text-properties style:font-name="Times New Roman" fo:font-size="14pt" officeooo:rsid="001b13e8" officeooo:paragraph-rsid="001b13e8" style:font-size-asian="14pt" style:font-size-complex="14pt"/>
    </style:style>
    <style:style style:name="P3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style:page-number="auto" fo:background-color="transparent"/>
      <style:text-properties style:font-name="Times New Roman" fo:font-size="14pt" officeooo:rsid="001b13e8" officeooo:paragraph-rsid="001b13e8" style:font-size-asian="14pt" style:font-size-complex="14pt"/>
    </style:style>
    <style:style style:name="P31" style:family="paragraph" style:parent-style-name="Text_20_body" style:list-style-name="L2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fo:background-color="transparent" style:writing-mode="lr-tb"/>
      <style:text-properties style:font-name="Times New Roman" fo:font-size="14pt" officeooo:rsid="001b13e8" style:font-size-asian="14pt" style:font-size-complex="14pt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fo:background-color="transparent" style:writing-mode="lr-tb"/>
      <style:text-properties style:font-name="Times New Roman" fo:font-size="14pt" officeooo:rsid="001b13e8" style:font-size-asian="14pt" style:font-size-complex="14pt"/>
    </style:style>
    <style:style style:name="P33" style:family="paragraph" style:parent-style-name="Heading_20_3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fo:background-color="transparent"/>
      <style:text-properties style:font-name="Times New Roman" fo:font-size="14pt" officeooo:rsid="001b13e8" officeooo:paragraph-rsid="001b13e8" style:font-size-asian="14pt" style:font-size-complex="14pt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style:page-number="auto" fo:background-color="transparent" style:writing-mode="lr-tb"/>
      <style:text-properties style:font-name="Times New Roman" fo:font-size="14pt" officeooo:rsid="001b13e8" style:font-size-asian="14pt" style:font-size-complex="14pt"/>
    </style:style>
    <style:style style:name="P35" style:family="paragraph" style:parent-style-name="Text_20_body" style:list-style-name="L3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fo:background-color="transparent" style:writing-mode="lr-tb"/>
      <style:text-properties style:font-name="Times New Roman" fo:font-size="14pt" officeooo:rsid="001b13e8" style:font-size-asian="14pt" style:font-size-complex="14pt"/>
    </style:style>
    <style:style style:name="P36" style:family="paragraph" style:parent-style-name="Heading_20_3" style:master-page-name="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style:page-number="auto" fo:background-color="transparent" fo:keep-with-next="always" style:writing-mode="lr-tb"/>
      <style:text-properties style:font-name="Times New Roman" fo:font-weight="bold" officeooo:rsid="001b13e8" style:font-weight-asian="bold" style:font-weight-complex="bold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style:page-number="auto" fo:background-color="transparent" style:writing-mode="lr-tb"/>
      <style:text-properties style:font-name="Times New Roman" fo:font-weight="normal" officeooo:rsid="001b13e8" style:font-weight-asian="normal" style:font-weight-complex="normal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fo:background-color="transparent" style:writing-mode="lr-tb"/>
      <style:text-properties style:font-name="Times New Roman" fo:font-size="14pt" fo:font-weight="normal" officeooo:rsid="001b13e8" style:font-size-asian="14pt" style:font-weight-asian="normal" style:font-size-complex="14pt" style:font-weight-complex="normal"/>
    </style:style>
    <style:style style:name="P39" style:family="paragraph" style:parent-style-name="Text_20_body" style:list-style-name="L4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fo:background-color="transparent" style:writing-mode="lr-tb"/>
      <style:text-properties style:font-name="Times New Roman" fo:font-size="14pt" officeooo:rsid="001b13e8" style:font-size-asian="14pt" style:font-size-complex="14pt"/>
    </style:style>
    <style:style style:name="P40" style:family="paragraph" style:parent-style-name="Heading_20_3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fo:background-color="transparent"/>
      <style:text-properties style:font-name="Times New Roman" fo:font-size="14pt" fo:font-weight="bold" officeooo:rsid="001b13e8" officeooo:paragraph-rsid="001b13e8" style:font-size-asian="14pt" style:font-weight-asian="bold" style:font-size-complex="14pt" style:font-weight-complex="bold"/>
    </style:style>
    <style:style style:name="P4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style:page-number="auto" fo:background-color="transparent" style:writing-mode="lr-tb"/>
      <style:text-properties style:font-name="Times New Roman" fo:font-size="14pt" fo:font-weight="normal" officeooo:rsid="001b13e8" style:font-size-asian="14pt" style:font-weight-asian="normal" style:font-size-complex="14pt" style:font-weight-complex="normal"/>
    </style:style>
    <style:style style:name="P42" style:family="paragraph" style:parent-style-name="Text_20_body" style:list-style-name="L5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fo:background-color="transparent" style:writing-mode="lr-tb"/>
      <style:text-properties style:font-name="Times New Roman" fo:font-size="14pt" officeooo:rsid="001b13e8" style:font-size-asian="14pt" style:font-size-complex="14pt"/>
    </style:style>
    <style:style style:name="P43" style:family="paragraph" style:parent-style-name="Heading_20_3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fo:background-color="transparent" style:writing-mode="lr-tb"/>
      <style:text-properties style:font-name="Times New Roman" fo:font-weight="bold" officeooo:rsid="001b13e8" style:font-weight-asian="bold" style:font-weight-complex="bold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fo:background-color="transparent" style:writing-mode="lr-tb"/>
      <style:text-properties style:font-name="Times New Roman" fo:font-weight="bold" officeooo:rsid="001b13e8" style:font-weight-asian="bold" style:font-weight-complex="bold"/>
    </style:style>
    <style:style style:name="P45" style:family="paragraph" style:parent-style-name="Text_20_body" style:list-style-name="L6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fo:background-color="transparent" style:writing-mode="lr-tb"/>
      <style:text-properties style:font-name="Times New Roman" fo:font-size="14pt" officeooo:rsid="001b13e8" style:font-size-asian="14pt" style:font-size-complex="14pt"/>
    </style:style>
    <style:style style:name="P46" style:family="paragraph" style:parent-style-name="Text_20_body" style:list-style-name="L7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fo:background-color="transparent" style:writing-mode="lr-tb"/>
      <style:text-properties style:font-name="Times New Roman" fo:font-size="14pt" officeooo:rsid="001b13e8" style:font-size-asian="14pt" style:font-size-complex="14pt"/>
    </style:style>
    <style:style style:name="P4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fo:background-color="transparent"/>
      <style:text-properties style:font-name="Times New Roman" fo:font-size="14pt" fo:font-weight="normal" officeooo:rsid="001b13e8" officeooo:paragraph-rsid="001b13e8" style:font-size-asian="14pt" style:font-weight-asian="normal" style:font-size-complex="14pt" style:font-weight-complex="normal"/>
    </style:style>
    <style:style style:name="P48" style:family="paragraph" style:parent-style-name="Heading_20_2">
      <loext:graphic-properties draw:fill="none"/>
      <style:paragraph-properties fo:margin-left="0cm" fo:margin-right="0cm" fo:margin-top="0cm" fo:margin-bottom="0.247cm" style:contextual-spacing="false" fo:line-height="150%" fo:text-align="center" style:justify-single-word="false" fo:text-indent="1.3cm" style:auto-text-indent="false" fo:background-color="transparent"/>
      <style:text-properties style:font-name="Times New Roman" fo:font-size="14pt" fo:font-weight="bold" officeooo:rsid="001b13e8" officeooo:paragraph-rsid="001b13e8" style:font-size-asian="14pt" style:font-weight-asian="bold" style:font-size-complex="14pt" style:font-weight-complex="bold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50%" fo:text-align="center" style:justify-single-word="false" fo:text-indent="1.3cm" style:auto-text-indent="false" fo:background-color="transparent"/>
      <style:text-properties style:font-name="Times New Roman" fo:font-size="14pt" fo:font-weight="bold" officeooo:rsid="001b13e8" officeooo:paragraph-rsid="001b13e8" style:font-size-asian="14pt" style:font-weight-asian="bold" style:font-size-complex="14pt" style:font-weight-complex="bold"/>
    </style:style>
    <style:style style:name="P50" style:family="paragraph" style:parent-style-name="Text_20_body" style:list-style-name="L8" style:master-page-name="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style:page-number="auto" fo:background-color="transparent" style:writing-mode="lr-tb"/>
      <style:text-properties style:font-name="Times New Roman" fo:font-size="14pt" officeooo:rsid="001b13e8" style:font-size-asian="14pt" style:font-size-complex="14pt"/>
    </style:style>
    <style:style style:name="P51" style:family="paragraph" style:parent-style-name="Text_20_body" style:list-style-name="L8">
      <loext:graphic-properties draw:fill="none"/>
      <style:paragraph-properties fo:margin-left="0cm" fo:margin-right="0cm" fo:margin-top="0cm" fo:margin-bottom="0.247cm" style:contextual-spacing="false" fo:line-height="150%" fo:text-indent="1.3cm" style:auto-text-indent="false" fo:background-color="transparent" style:writing-mode="lr-tb"/>
      <style:text-properties style:font-name="Times New Roman" fo:font-size="14pt" officeooo:rsid="001b13e8" style:font-size-asian="14pt" style:font-size-complex="14pt"/>
    </style:style>
    <style:style style:name="T1" style:family="text">
      <style:text-properties style:font-name="Times New Roman1" fo:font-size="14pt" style:font-name-asian="Times New Roman2" style:font-size-asian="14pt" style:language-asian="ru" style:country-asian="RU" style:font-size-complex="14pt"/>
    </style:style>
    <style:style style:name="T2" style:family="text">
      <style:text-properties style:text-position="sub 58%" style:font-name="Times New Roman1" fo:font-size="14pt" style:font-name-asian="Times New Roman2" style:font-size-asian="14pt" style:language-asian="ru" style:country-asian="RU" style:font-size-complex="14pt"/>
    </style:style>
    <style:style style:name="T3" style:family="text">
      <style:text-properties style:font-name="Times New Roman1" fo:font-size="14pt" fo:font-weight="bold" style:font-name-asian="Times New Roman2" style:font-size-asian="14pt" style:language-asian="ru" style:country-asian="RU" style:font-weight-asian="bold" style:font-size-complex="14pt"/>
    </style:style>
    <style:style style:name="T4" style:family="text">
      <style:text-properties fo:color="#000000" loext:opacity="100%" style:font-name="Times New Roman1" fo:font-size="14pt" style:font-name-asian="Times New Roman2" style:font-size-asian="14pt" style:language-asian="ru" style:country-asian="RU" style:font-size-complex="14pt"/>
    </style:style>
    <style:style style:name="T5" style:family="text">
      <style:text-properties style:font-name="Times New Roman1" fo:font-size="12pt" style:font-name-asian="Times New Roman2" style:font-size-asian="12pt" style:language-asian="ru" style:country-asian="RU" style:font-size-complex="12pt"/>
    </style:style>
    <style:style style:name="T6" style:family="text">
      <style:text-properties fo:color="#000000" loext:opacity="100%" style:font-name="Times New Roman1" fo:font-size="14pt" officeooo:rsid="001cca21" style:font-name-asian="Times New Roman2" style:font-size-asian="14pt" style:language-asian="ru" style:country-asian="RU" style:font-size-complex="14pt"/>
    </style:style>
    <style:style style:name="T7" style:family="text">
      <style:text-properties fo:color="#ff0000" loext:opacity="100%" style:text-position="sub 58%" style:font-name="Times New Roman1" fo:font-size="14pt" style:font-name-asian="Times New Roman2" style:font-size-asian="14pt" style:language-asian="ru" style:country-asian="RU" style:font-size-complex="14pt"/>
    </style:style>
    <style:style style:name="T8" style:family="text">
      <style:text-properties style:font-name="Times New Roman1" fo:font-size="14pt" fo:font-weight="bold" style:font-name-asian="Times New Roman2" style:font-size-asian="14pt" style:language-asian="ru" style:country-asian="RU" style:font-weight-asian="bold" style:font-size-complex="12pt"/>
    </style:style>
    <style:style style:name="T9" style:family="text">
      <style:text-properties style:font-name="Times New Roman1" style:font-name-asian="Times New Roman2" style:language-asian="ru" style:country-asian="RU"/>
    </style:style>
    <style:style style:name="T10" style:family="text">
      <style:text-properties style:font-name="Times New Roman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14ff" loext:opacity="100%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образования и науки Алтайского края</text:span></text:p>
      <text:p text:style-name="P2" loext:marker-style-name="T1"><text:span text:style-name="T1">КГБПОУ «Алтайская академия гостеприимства»</text:span></text:p>
      <text:p text:style-name="P3" loext:marker-style-name="T1"><text:span text:style-name="T1">____________________________________________________________</text:span></text:p>
      <text:p text:style-name="P4" loext:marker-style-name="T1"/>
      <text:p text:style-name="P5" loext:marker-style-name="T1"><text:span text:style-name="T1">Заведующая отделением</text:span></text:p>
      <text:p text:style-name="P5" loext:marker-style-name="T1"><text:span text:style-name="T1">общеобразовательных дисциплин</text:span></text:p>
      <text:p text:style-name="P5" loext:marker-style-name="T1"><text:span text:style-name="T1">_______________ Е.В.Солодкова</text:span></text:p>
      <text:p text:style-name="P6" loext:marker-style-name="T1"><text:span text:style-name="T1"><text:s text:c="43"/>(</text:span><text:span text:style-name="T2">подпись)</text:span></text:p>
      <text:p text:style-name="P5" loext:marker-style-name="T1"><text:span text:style-name="T1">«___»__________ <text:s/>2025 г.</text:span></text:p>
      <text:p text:style-name="P7" loext:marker-style-name="T1"/>
      <text:p text:style-name="P8" loext:marker-style-name="T1"/>
      <text:p text:style-name="P9" loext:marker-style-name="T3"/>
      <text:p text:style-name="P9" loext:marker-style-name="T3"/>
      <text:p text:style-name="P9" loext:marker-style-name="T3"/>
      <text:p text:style-name="P2" loext:marker-style-name="T3"><text:span text:style-name="T3">ИНДИВИДУАЛЬНЫЙ ПРОЕКТ</text:span></text:p>
      <text:p text:style-name="P8" loext:marker-style-name="T1"/>
      <text:p text:style-name="P10" loext:marker-style-name="T4"><text:span text:style-name="T1">на тему</text:span><text:span text:style-name="T4">: </text:span><text:span text:style-name="T1">«</text:span><text:span text:style-name="T1">Средство и методы восстановления и повышения работоспособности организма</text:span><text:span text:style-name="T5">»</text:span></text:p>
      <text:p text:style-name="P11" loext:marker-style-name="T4"/>
      <text:p text:style-name="P12" loext:marker-style-name="T1"><text:span text:style-name="T4">Дисциплина </text:span><text:span text:style-name="T6">Физическая культура</text:span></text:p>
      <text:p text:style-name="P13" loext:marker-style-name="T4"/>
      <text:p text:style-name="P14" loext:marker-style-name="T4"><text:span text:style-name="T4">Выполнила обучающаяся ________ «___» _­­­­_____________</text:span><text:span text:style-name="T1">2025г. А.В.Кобер</text:span></text:p>
      <text:p text:style-name="P14" loext:marker-style-name="T4"><text:span text:style-name="T4"><text:tab/><text:tab/><text:tab/><text:tab/><text:tab/></text:span><text:span text:style-name="T2">(подпись)</text:span><text:span text:style-name="T7"><text:tab/><text:tab/><text:tab/><text:tab/><text:tab/></text:span></text:p>
      <text:p text:style-name="P13" loext:marker-style-name="T4"/>
      <text:p text:style-name="P15" loext:marker-style-name="T1"><text:span text:style-name="T1">Специальность 43.02.16 Туризм и гостеприимство (предоставление туроператора и турагентских услуг)</text:span></text:p>
      <text:p text:style-name="P11" loext:marker-style-name="T4"/>
      <text:p text:style-name="P15" loext:marker-style-name="T1"><text:span text:style-name="T1">Группа Тр-2413</text:span></text:p>
      <text:p text:style-name="P13" loext:marker-style-name="T4"/>
      <text:p text:style-name="P15" loext:marker-style-name="T1"><text:span text:style-name="T4">Руководитель проекта _________ «___» </text:span><text:span text:style-name="T1">________________ 2025г. Я.И.Котов</text:span></text:p>
      <text:p text:style-name="P15" loext:marker-style-name="T2"><text:span text:style-name="T1"><text:tab/><text:tab/><text:tab/><text:tab/></text:span><text:span text:style-name="T2">(подпись)<text:tab/><text:tab/><text:tab/><text:tab/><text:tab/></text:span></text:p>
      <text:p text:style-name="P16" loext:marker-style-name="T1"/>
      <text:p text:style-name="P15" loext:marker-style-name="T1"><text:span text:style-name="T1">Консультант проекта ___________ «___» _____________2025г. И.А.Кочетова</text:span></text:p>
      <text:p text:style-name="P15" loext:marker-style-name="T2"><text:span text:style-name="T1"><text:tab/><text:tab/><text:tab/><text:tab/></text:span><text:span text:style-name="T2">(подпись)<text:tab/><text:tab/><text:tab/><text:tab/><text:tab/></text:span></text:p>
      <text:p text:style-name="P17" loext:marker-style-name="T1"/>
      <text:p text:style-name="P15" loext:marker-style-name="T1"><text:span text:style-name="T1">Работа защищена: «____» ____________ 2025г. <text:s text:c="12"/>___________________</text:span></text:p>
      <text:p text:style-name="P15" loext:marker-style-name="T2"><text:span text:style-name="T2"><text:tab/><text:tab/><text:tab/><text:tab/><text:tab/><text:tab/><text:tab/><text:tab/><text:tab/><text:tab/><text:tab/> (Оценка)</text:span></text:p>
      <text:p text:style-name="P17" loext:marker-style-name="T1"/>
      <text:p text:style-name="P18" loext:marker-style-name="T8"/>
      <text:p text:style-name="P18" loext:marker-style-name="T8"/>
      <text:p text:style-name="P18" loext:marker-style-name="T8"/>
      <text:p text:style-name="P18" loext:marker-style-name="T8"/>
      <text:p text:style-name="P18" loext:marker-style-name="T8"/>
      <text:p text:style-name="P18" loext:marker-style-name="T8"/>
      <text:p text:style-name="P6" loext:marker-style-name="T1"><text:span text:style-name="T9">Барнаул 2025</text:span></text:p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ТУТ БУДЕТ СОДЕРЖАНИЕ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ВВЕДЕНИЕ</text:p>
      <text:p text:style-name="P21"/>
      <text:p text:style-name="P22"><text:span text:style-name="T10">Актуальность: в современном мире, где ритм жизни постоянно ускоряется, а физические и психологические нагрузки возрастают, вопросы восстановления и повышения работоспособности организма приобретают особую значимость. Неправильное восстановление после физических нагрузок может привести к переутомлению, снижению иммунитета и травмам, что особенно актуально для студентов, совмещающих учебу с физической активностью. Эффективные методы восстановления позволяют не только поддерживать здоровье, но и повышать результативность в спорте и повседневной жизни.</text:span></text:p>
      <text:p text:style-name="P23">Цель: исследовать и проанализировать средства и методы восстановления и повышения работоспособности организма в контексте физической культуры.</text:p>
      <text:p text:style-name="P23">Задачи:</text:p>
      <text:list text:style-name="L1">
        <text:list-item>
          <text:p text:style-name="P24">изучить основные средства восстановления организма после физических нагрузок;</text:p>
        </text:list-item>
        <text:list-item>
          <text:p text:style-name="P25">проанализировать методы повышения работоспособности;</text:p>
        </text:list-item>
        <text:list-item>
          <text:p text:style-name="P25">рассмотреть применение средств и методов в физической культуре в России;</text:p>
        </text:list-item>
        <text:list-item>
          <text:p text:style-name="P25">выявить преимущества и недостатки различных подходов к восстановлению;</text:p>
        </text:list-item>
        <text:list-item>
          <text:p text:style-name="P25">определить риски, связанные с неправильным восстановлением.</text:p>
        </text:list-item>
      </text:list>
      <text:p text:style-name="P23">Объект исследования: процессы восстановления и повышения работоспособности организма.</text:p>
      <text:p text:style-name="P23">Предмет исследования: средства и методы, применяемые в физической культуре для восстановления и повышения работоспособности.</text:p>
      <text:p text:style-name="P23"><text:soft-page-break/>Гипотеза: можно предположить, что систематическое использование средств и методов восстановления способствует повышению физической работоспособности и предотвращает переутомление.</text:p>
      <text:p text:style-name="P23"/>
      <text:p text:style-name="P26">1 Понятие средства и методы восстановления и повышения работоспособности организма</text:p>
      <text:p text:style-name="P27"/>
      <text:p text:style-name="P27">Средства и методы восстановления и повышения работоспособности организма — это комплекс мероприятий, направленных на поддержание, восстановление и усиление физических, умственных и эмоциональных возможностей человека. Они включают в себя физические упражнения, правильное питание, полноценный сон, психологические практики, а также использование медицинских и физиотерапевтических процедур.</text:p>
      <text:p text:style-name="P27">Эти методы применяются в различных сферах жизни, таких как спорт, профессиональная деятельность, образование и повседневная жизнь, для предотвращения переутомления, повышения продуктивности и улучшения общего самочувствия. Они могут включать регулярные тренировки, сбалансированную диету, медитацию, дыхательные практики, массаж, гидротерапию и другие восстановительные процедуры.</text:p>
      <text:p text:style-name="P27">Недостаток внимания к восстановлению работоспособности может привести к переутомлению, снижению эффективности и проблемам со здоровьем. Поддержание работоспособности требует системного подхода, включающего просвещение о здоровом образе жизни и создание условий для полноценного отдыха.</text:p>
      <text:p text:style-name="P27">Методы восстановления и повышения работоспособности не являются универсальными и могут варьироваться в зависимости от индивидуальных особенностей организма, возраста, уровня нагрузок и целей человека. Их развитие и совершенствование происходили в разные исторические периоды, <text:soft-page-break/>часто независимо друг от друга, в зависимости от культурных, научных и социальных контекстов.</text:p>
      <text:p text:style-name="P27"/>
      <text:p text:style-name="P28"><text:span text:style-name="T11">1.1 </text:span><text:span text:style-name="T11">Классификация средств восстановления</text:span></text:p>
      <text:p text:style-name="P29"/>
      <text:p text:style-name="P30">Средства восстановления организма представляют собой комплекс инструментов и подходов, направленных на нормализацию физического и психологического состояния после нагрузок. В физической культуре в России применяются следующие средства:</text:p>
      <text:list text:style-name="L2">
        <text:list-item>
          <text:p text:style-name="P31"><text:span text:style-name="Strong_20_Emphasis"><text:span text:style-name="T12">Питание.</text:span></text:span><text:span text:style-name="T12"> Сбалансированное питание, включающее белки, углеводы, жиры, витамины и минералы, восстанавливает энергетические запасы. Например, употребление углеводов (каши, фрукты) после тренировок способствует восполнению гликогена в мышцах.</text:span></text:p>
        </text:list-item>
        <text:list-item>
          <text:p text:style-name="P31"><text:span text:style-name="Strong_20_Emphasis"><text:span text:style-name="T12">Гидратация.</text:span></text:span><text:span text:style-name="T12"> Восстановление водно-солевого баланса с помощью воды, изотонических напитков и электролитов предотвращает обезвоживание, особенно после интенсивных занятий.</text:span></text:p>
        </text:list-item>
        <text:list-item>
          <text:p text:style-name="P31"><text:span text:style-name="Strong_20_Emphasis"><text:span text:style-name="T12">Сон.</text:span></text:span><text:span text:style-name="T12"> Полноценный сон (7–9 часов) обеспечивает восстановление центральной нервной системы и мышц. В России школьники и студенты часто недооценивают значение сна, что снижает их работоспособность.</text:span></text:p>
        </text:list-item>
        <text:list-item>
          <text:p text:style-name="P31"><text:span text:style-name="Strong_20_Emphasis"><text:span text:style-name="T12">Массаж.</text:span></text:span><text:span text:style-name="T12"> Спортивный массаж улучшает кровообращение, снимает мышечное напряжение и ускоряет выведение молочной кислоты. В спортивных школах России массаж применяется для подготовки к соревнованиям.</text:span></text:p>
        </text:list-item>
        <text:list-item>
          <text:p text:style-name="P31"><text:span text:style-name="Strong_20_Emphasis"><text:span text:style-name="T12">Физиотерапия.</text:span></text:span><text:span text:style-name="T12"> Использование бань, саун, контрастного душа и криотерапии способствует релаксации и с</text:span>нятию воспалений. Например, бани популярны в российских спортивных центрах.</text:p>
        </text:list-item>
      </text:list>
      <text:p text:style-name="P32"><text:soft-page-break/>Эти средства доступны и широко применяются как в профессиональном спорте, так и в любительской физической культуре.</text:p>
      <text:p text:style-name="P27"/>
      <text:h text:style-name="P33" text:outline-level="3">1.2 Методы повышения работоспособности</text:h>
      <text:p text:style-name="P27"/>
      <text:p text:style-name="P34">Методы повышения работоспособности направлены на улучшение физических и психологических возможностей организма. Основные методы, используемые в России, включают:</text:p>
      <text:list text:style-name="L3">
        <text:list-item>
          <text:p text:style-name="P35"><text:span text:style-name="Strong_20_Emphasis"><text:span text:style-name="T12">Физические упражнения.</text:span></text:span><text:span text:style-name="T12"> Регулярные тренировки (аэробные, силовые, растяжка) повышают выносливость и силу. Например, бег и плавание улучшают работу сердечно-сосудистой системы.</text:span></text:p>
        </text:list-item>
        <text:list-item>
          <text:p text:style-name="P35"><text:span text:style-name="Strong_20_Emphasis"><text:span text:style-name="T12">Дыхательные практики.</text:span></text:span><text:span text:style-name="T12"> Техники глубокого дыхания и йоговские упражнения, такие как пранаяма, повышают уровень кислорода в крови и снижают стресс. Эти методы набирают популярность в российских фитнес-центрах.</text:span></text:p>
        </text:list-item>
        <text:list-item>
          <text:p text:style-name="P35"><text:span text:style-name="Strong_20_Emphasis"><text:span text:style-name="T12">Психологическая подготовка.</text:span></text:span><text:span text:style-name="T12"> Техники релаксации, визуализации и медитации помогают справляться с психологическим напряжением. В спортивных школах России применяются аутогенные тренировки перед соревнованиями.</text:span></text:p>
        </text:list-item>
        <text:list-item>
          <text:p text:style-name="P35"><text:span text:style-name="Strong_20_Emphasis"><text:span text:style-name="T12">Фармакологическая поддержка.</text:span></text:span><text:span text:style-name="T12"> Использование витаминных комплексов и адаптогенов (например, женьшень, элеутерококк) под контролем врача повышает устойчивость к нагрузкам. В России такие препараты регулируются законодательством.</text:span></text:p>
        </text:list-item>
        <text:list-item>
          <text:p text:style-name="P35"><text:span text:style-name="Strong_20_Emphasis"><text:span text:style-name="T12">Режим дня.</text:span></text:span><text:span text:style-name="T12"> Строгое соблюдение распорядка, включая чередование труда и отдыха, повышает общую работоспособность</text:span>. Это особенно важно для студентов, совмещающих учебу и спорт.</text:p>
        </text:list-item>
      </text:list>
      <text:p text:style-name="P32"><text:soft-page-break/>Каждый метод имеет свои особенности: физические упражнения требуют регулярности, а психологическая подготовка — профессионального сопровождения.</text:p>
      <text:p text:style-name="P27"/>
      <text:h text:style-name="P36" text:outline-level="3">1.3 Причины применения средств и методов восстановления</text:h>
      <text:p text:style-name="P37"/>
      <text:p text:style-name="P38">Применение средств и методов восстановления обусловлено рядом факторов:</text:p>
      <text:list text:style-name="L4">
        <text:list-item>
          <text:p text:style-name="P39"><text:span text:style-name="Strong_20_Emphasis"><text:span text:style-name="T12">Физиологические потребности.</text:span></text:span><text:span text:style-name="T12"> Интенсивные физические нагрузки вызывают истощение энергетических ресурсов, накопление токсинов и микротравмы мышц, что требует восстановительных мер.</text:span></text:p>
        </text:list-item>
        <text:list-item>
          <text:p text:style-name="P39"><text:span text:style-name="Strong_20_Emphasis"><text:span text:style-name="T12">Социальные факторы.</text:span></text:span><text:span text:style-name="T12"> Рост популярности физической культуры в России, включая массовые марафоны и фитнес-движение, увеличивает спрос на эффективные методы восстановления. По данным 2024 года, более 15% россиян регулярно занимаются спортом.</text:span></text:p>
        </text:list-item>
        <text:list-item>
          <text:p text:style-name="P39"><text:span text:style-name="Strong_20_Emphasis"><text:span text:style-name="T12">Образовательные требования.</text:span></text:span><text:span text:style-name="T12"> В учебных заведениях России физическая культура является обязательным предметом, и студенты нуждаются в восстановлении для поддержания академической и физической активности.</text:span></text:p>
        </text:list-item>
      </text:list>
      <text:p text:style-name="P38">Эти факторы подчеркивают необходимость систематического подхода к восстановлению в физической культуре.</text:p>
      <text:p text:style-name="P27"/>
      <text:h text:style-name="P40" text:outline-level="3">1.4 Проявления средств и методов в физической культуре в России</text:h>
      <text:p text:style-name="P26"/>
      <text:p text:style-name="P41">Средства и методы восстановления и повышения работоспособности активно применяются в различных сферах физической культуры:</text:p>
      <text:list text:style-name="L5">
        <text:list-item>
          <text:p text:style-name="P42"><text:soft-page-break/><text:span text:style-name="Strong_20_Emphasis"><text:span text:style-name="T12">Школьное образование.</text:span></text:span><text:span text:style-name="T12"> Уроки физкультуры включают элементы восстановления, такие как растяжка и дыхательные упражнения после бега или игр. Однако в некоторых школах восстановлению уделяется недостаточно внимания из-за ограниченного времени.</text:span></text:p>
        </text:list-item>
        <text:list-item>
          <text:p text:style-name="P42"><text:span text:style-name="Strong_20_Emphasis"><text:span text:style-name="T12">Профессиональный спорт.</text:span></text:span><text:span text:style-name="T12"> В спортивных школах и клубах России массаж, физиотерапия и сбалансированное питание являются стандартом. Например, в центрах подготовки олимпийцев используются криокамеры.</text:span></text:p>
        </text:list-item>
        <text:list-item>
          <text:p text:style-name="P42"><text:span text:style-name="Strong_20_Emphasis"><text:span text:style-name="T12">Любительский спорт.</text:span></text:span><text:span text:style-name="T12"> Фитнес-центры в городах, таких как Москва и Барнаул, предлагают услуги массажа, саун и консультаций по питанию. Популярность йоги и пилатеса растет, особенно среди молодежи.</text:span></text:p>
        </text:list-item>
        <text:list-item>
          <text:p text:style-name="P42"><text:span text:style-name="Strong_20_Emphasis"><text:span text:style-name="T12">Массовые мероприятия.</text:span></text:span><text:span text:style-name="T12"> На марафонах и забегах (например, Московский марафон) организаторы предоставляют зоны восстановления с напитками, массажем и медицинской помощью.</text:span></text:p>
        </text:list-item>
      </text:list>
      <text:p text:style-name="P38">Несмотря на прогресс, в сельских регионах доступ к профессиональным восстановительным средствам ограничен, что создает неравенство.</text:p>
      <text:p text:style-name="P38"/>
      <text:h text:style-name="P43" text:outline-level="3">1.5 Преимущества средств и методов восстановления</text:h>
      <text:p text:style-name="P44"/>
      <text:p text:style-name="P38">Применение средств и методов восстановления имеет следующие преимущества:</text:p>
      <text:list text:style-name="L6">
        <text:list-item>
          <text:p text:style-name="P45"><text:span text:style-name="Strong_20_Emphasis"><text:span text:style-name="T12">Ускорение восстановления.</text:span></text:span><text:span text:style-name="T12"> Массаж и физиотерапия сокращают время регенерации мышц, позволяя быстрее возвращаться к тренировкам.</text:span></text:p>
        </text:list-item>
        <text:list-item>
          <text:p text:style-name="P45"><text:span text:style-name="Strong_20_Emphasis"><text:span text:style-name="T12">Повышение работоспособности.</text:span></text:span><text:span text:style-name="T12"> Регулярные физические упражнения и правильное питание увеличивают выносливость и силу, что особенно важно для студентов-спортсменов.</text:span></text:p>
        </text:list-item>
        <text:list-item>
          <text:p text:style-name="P45"><text:span text:style-name="Strong_20_Emphasis"><text:span text:style-name="T12">Профилактика травм.</text:span></text:span><text:span text:style-name="T12"> Растяжка и сбалансированный режим снижают риск растяжений и переутомления.</text:span></text:p>
        </text:list-item>
        <text:list-item>
          <text:p text:style-name="P45"><text:soft-page-break/><text:span text:style-name="Strong_20_Emphasis"><text:span text:style-name="T12">Улучшение психологического состояния.</text:span></text:span><text:span text:style-name="T12"> Дыхательные практики и медитация снимают стресс, повышая концентрацию и мотивацию.</text:span></text:p>
        </text:list-item>
      </text:list>
      <text:p text:style-name="P38">Эти преимущества способствуют улучшению качества жизни и спортивных результатов.</text:p>
      <text:p text:style-name="P38"/>
      <text:h text:style-name="P43" text:outline-level="3">1.6 Недостатки и риски восстановительных методов</text:h>
      <text:p text:style-name="P44"/>
      <text:p text:style-name="P38">Несмотря на преимущества, применение восстановительных методов связано с определенными проблемами:</text:p>
      <text:list text:style-name="L7">
        <text:list-item>
          <text:p text:style-name="P46"><text:span text:style-name="Strong_20_Emphasis"><text:span text:style-name="T12">Ограниченная доступность.</text:span></text:span><text:span text:style-name="T12"> Профессиональные средства, такие как криотерапия или массаж, недоступны в сельских районах России из-за высокой стоимости и отсутствия специалистов.</text:span></text:p>
        </text:list-item>
        <text:list-item>
          <text:p text:style-name="P46"><text:span text:style-name="Strong_20_Emphasis"><text:span text:style-name="T12">Риск неправильного применения.</text:span></text:span><text:span text:style-name="T12"> Самолечение адаптогенами или чрезмерное использование саун может привести к побочным эффектам, включая аллергии или перегрев.</text:span></text:p>
        </text:list-item>
        <text:list-item>
          <text:p text:style-name="P46"><text:span text:style-name="Strong_20_Emphasis"><text:span text:style-name="T12">Недостаток знаний.</text:span></text:span><text:span text:style-name="T12"> Студенты и любители часто игнорируют важность сна и питания, что снижает эффективность восстановления.</text:span></text:p>
        </text:list-item>
        <text:list-item>
          <text:p text:style-name="P46"><text:span text:style-name="Strong_20_Emphasis"><text:span text:style-name="T12">Финансовые затраты.</text:span></text:span><text:span text:style-name="T12"> Качественное спортивное питание и услуги физиотерапии требуют значительных расходов, что недоступно для многих россиян.</text:span></text:p>
        </text:list-item>
      </text:list>
      <text:p text:style-name="P38">Для минимизации рисков необходима просветительская работа и повышение доступности восстановительных средств.</text:p>
      <text:p text:style-name="P47"/>
      <text:p text:style-name="P47"/>
      <text:p text:style-name="P47"/>
      <text:h text:style-name="P48" text:outline-level="2"><text:soft-page-break/>ЗАКЛЮЧЕНИЕ</text:h>
      <text:p text:style-name="P49"/>
      <text:p text:style-name="P34">В данной работе были исследованы средства и методы восстановления и повышения работоспособности организма в контексте физической культуры. Анализ показал, что такие средства, как сбалансированное питание, гидратация, сон, массаж и физиотерапия, играют ключевую роль в нормализации состояния организма после физических нагрузок. Методы повышения работоспособности, включая физические упражнения, дыхательные практики и психологическую подготовку, способствуют улучшению физических и психоэмоциональных возможностей человека.</text:p>
      <text:p text:style-name="P32">В Российской Федерации средства и методы восстановления активно применяются в школьном образовании, профессиональном и любительском спорте, однако их доступность ограничена в сельских регионах. Преимущества этих подходов заключаются в ускорении восстановления, профилактике травм и повышении работоспособности, но существуют и риски, связанные с неправильным применением, недостатком знаний и финансовыми затратами. Причины применения восстановительных мер обусловлены физиологическими потребностями, ростом популярности физической культуры и образовательными требованиями.</text:p>
      <text:p text:style-name="P32">Работа способствовала более глубокому пониманию важности восстановления для поддержания здоровья и спортивных достижений, а также осознанию необходимости личной ответственности за выбор эффективных методов. Дальнейшее изучение темы и популяризация знаний о восстановлении позволят повысить качество физической культуры в России, создавая условия для гармоничного развития личности и укрепления здоровья общества.</text:p>
      <text:p text:style-name="P47"/>
      <text:p text:style-name="P47"/>
      <text:p text:style-name="P47"/>
      <text:p text:style-name="P47"><text:soft-page-break/></text:p>
      <text:h text:style-name="P48" text:outline-level="2">СПИСОК ИСПОЛЬЗОВАННЫХ ИСТОЧНИКОВ</text:h>
      <text:p text:style-name="P49"/>
      <text:list text:style-name="L8">
        <text:list-item>
          <text:p text:style-name="P50">Физиология спорта и восстановления / Под ред. В. Н. Селуянова. – М.: Спорт, 2020. – 312 с. – текст: печатный.</text:p>
        </text:list-item>
        <text:list-item>
          <text:p text:style-name="P51">Основы физической культуры и спорта / А. А. Горелов, Б. И. Третьяков. – СПб.: Лань, 2022. – 256 с. – текст: печатный.</text:p>
        </text:list-item>
        <text:list-item>
          <text:p text:style-name="P51">Спортивная медицина: восстановление и реабилитация / И. П. Ратов. – М.: Физкультура и спорт, 2021. – 288 с. – текст: печатный.</text:p>
        </text:list-item>
        <text:list-item>
          <text:p text:style-name="P51">Роль питания в восстановлении спортсменов. – <text:span text:style-name="T13">https://sportmedicine.ru/nutrition</text:span> (дата обращения: 10.03.2025) – текст: электронный.</text:p>
        </text:list-item>
        <text:list-item>
          <text:p text:style-name="P51">Методы восстановления в физической культуре. – <text:span text:style-name="T13">https://cyberleninka.ru/article/n/vosstanovlenie-v-sporte</text:span> (дата обращения: 11.03.2025) – текст: электронный.</text:p>
        </text:list-item>
        <text:list-item>
          <text:p text:style-name="P51">Физиотерапия в спорте: современные подходы. – <text:span text:style-name="T13">https://sporthealth.ru/physiotherapy</text:span> (дата обращения: 11.03.2025) – текст: электронный.</text:p>
        </text:list-item>
        <text:list-item>
          <text:p text:style-name="P51">Психологическая подготовка в спорте. – URL: <text:span text:style-name="T13">https://bigenc.ru/sport/psychology</text:span> (дата обращения: 12.03.2025) – текст: электронный.</text:p>
        </text:list-item>
        <text:list-item>
          <text:p text:style-name="P51">Дыхательные практики для повышения работоспособности. – <text:span text:style-name="T13">https://yogajournal.ru/pranayama</text:span> (дата обращения: 12.03.2025) – текст: электронный.</text:p>
        </text:list-item>
        <text:list-item>
          <text:p text:style-name="P51">Восстановление после физических нагрузок: рекомендации. – <text:span text:style-name="T13">https://fitnessexpert.ru/recovery</text:span> (дата обращения: 13.03.2025) – текст: электронный.</text:p>
        </text:list-item>
        <text:list-item>
          <text:p text:style-name="P51"><text:soft-page-break/>Адаптогены в спорте: применение и риски. – <text:span text:style-name="T13">https://sportpharma.ru/adaptogens</text:span> (дата обращения: 13.03.2025) – текст: электронный.</text:p>
        </text:list-item>
      </text:list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4T16:43:57.486199620</meta:creation-date>
    <dc:date>2025-05-14T17:11:42.441870824</dc:date>
    <meta:editing-duration>PT9M18S</meta:editing-duration>
    <meta:editing-cycles>2</meta:editing-cycles>
    <meta:generator>LibreOffice/25.2.3.2$Linux_X86_64 LibreOffice_project/bbb074479178df812d175f709636b368952c2ce3</meta:generator>
    <meta:document-statistic meta:table-count="0" meta:image-count="0" meta:object-count="0" meta:page-count="12" meta:paragraph-count="98" meta:word-count="1459" meta:character-count="12980" meta:non-whitespace-character-count="11539"/>
  </office:meta>
</office:document-meta>
</file>